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2">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Project: </text:span><text:span text:style-name="T1">Walking Tour Creator</text:span><text:span text:style-name="T2"> - </text:span>Group Project 07 </text:p>
      <text:p text:style-name="Standard"><text:span text:style-name="T2">Meeting: </text:span>Weekly Project Meeting </text:p>
      <text:p text:style-name="Standard"><text:span text:style-name="T2">Persons present:</text:span> Everyone excluding Mark Smith.</text:p>
      <text:p text:style-name="Standard"><text:span text:style-name="T2">Place and date of meeting: </text:span><text:span text:style-name="T1">Orchard </text:span>10:00, 8thth November 2013. </text:p>
      <text:p text:style-name="Standard"><text:span text:style-name="T2">Circulation list:</text:span> All project members and Neil Taylor (nst@aber.ac.uk)</text:p>
      <text:p text:style-name="Standard"><text:span text:style-name="T2">Author: </text:span>Ryan Gouldsmith (ryg1@aber.ac.uk) </text:p>
      <text:p text:style-name="Standard"><text:span text:style-name="T2">Date of minutes: <text:s/></text:span><text:span text:style-name="T1">8th </text:span>November</text:p>
      <text:p text:style-name="Standard"><text:span text:style-name="T2">Version: </text:span><text:span text:style-name="T1">1.0 – original document</text:span></text:p>
      <text:p text:style-name="Standard"/>
      <text:p text:style-name="Standard"><text:span text:style-name="T2">Matters Arising:</text:span> </text:p>
      <text:list xml:id="list6861812881" text:style-name="L1">
        <text:list-header>
          <text:p text:style-name="P3">1. <text:s/>Class diagram discussion, prototyping logo name and colour issues.</text:p>
        </text:list-header>
      </text:list>
      <text:p text:style-name="Standard"/>
      <text:p text:style-name="P2">New Business:</text:p>
      <text:list xml:id="list1254498718" text:style-name="L2">
        <text:list-item>
          <text:p text:style-name="P4">Martin mentioned his findings on GPS co-ordinates: they may not always get the co-ordinates so sometimes you need to use the user's network. He said he needs to find the balance between battery saving techniques. <text:s/>However they will need to receive 3 or 4 data points in order to get a more accurate description. <text:line-break/><text:line-break/>Harry said he thinks they can track when the user changes direction and that there should be a balance of GPS and the use of cellecular networks. Overall decission is that we will use GPS for now, but the option to turn the network off will be there. <text:line-break/><text:line-break/>Harry mentioned if the signal is lost draw a rough line of travel. To do this we need to take co-ordinates every minutes and then draw a line best suited.<text:line-break/></text:p>
        </text:list-item>
        <text:list-item>
          <text:p text:style-name="P4">Maceij has an idea for an app called: Walk with me. We looked on iTunes and there was an app called Walk with me, doing similar issues. Everyone should think of a name for the app by next Friday. <text:line-break/><text:line-break/>Options for colour blind people could be: change of colour and for visually impared people have variable font.<text:line-break/><text:span text:style-name="T2">ACTION:</text:span>Everyone <text:line-break/></text:p>
        </text:list-item>
        <text:list-item>
          <text:p text:style-name="P4">Harry discussed his class diagram, he needs to connect the RouteRecorder class with the Options class. The camera is still an issue, however Martin thinks it should be added to the POI class. There's an issue with the parenthesis taking void – it doesn't follow the standard Java UML more of the Objective-C UML. <text:line-break/>There's no return type on any of the operations too.<text:line-break/><text:line-break/>Change private operatios to public because there needs to be a way of accessing these methods if they need to.<text:line-break/></text:p>
        </text:list-item>
        <text:list-item>
          <text:p text:style-name="P4">Dave wants Mark to set up the Database as soon as possible, so we can start developing the prototype for the Android application and website, seeing them link together.</text:p>
          <text:p text:style-name="P5">ACTION:<text:span text:style-name="T1"> mas69<text:line-break/></text:span></text:p>
          <text:p text:style-name="P4"><text:s/><text:line-break/></text:p>
        </text:list-item>
      </text:list>
      <text:p text:style-name="Standard"><text:soft-page-break/><text:span text:style-name="T2">Any Other Business:</text:span><text:line-break/> <text:s/></text:p>
      <text:p text:style-name="P1"><text:span text:style-name="T2">Authors Email Address:</text:span> <text:a xlink:type="simple" xlink:href="mailto:ryg1@aber.ac.uk">ryg1@aber.ac.uk</text:a></text:p>
      <text:p text:style-name="P1"/>
      <text:p text:style-name="P1"><text:span text:style-name="T2">Dates: </text:span>Version 1.0: 8th Nov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2013_11_08.o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1:13:41</meta:creation-date>
    <dc:date>2013-11-11T12:27:00</dc:date>
    <meta:editing-duration>PT9H19M19S</meta:editing-duration>
    <meta:editing-cycles>255</meta:editing-cycles>
    <meta:generator>LibreOffice/3.5$Linux_X86_64 LibreOffice_project/350m1$Build-2</meta:generator>
    <meta:document-statistic meta:table-count="0" meta:image-count="0" meta:object-count="0" meta:page-count="2" meta:paragraph-count="21" meta:word-count="387" meta:character-count="2291" meta:non-whitespace-character-count="1901"/>
  </office:meta>
</office:document-meta>
</file>